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0cfef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11742d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15280f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165c35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170dc2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1dcc5e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officeooo:paragraph-rsid="00134d1b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22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3">TRÀ VINH</text:span></text:p>
      <text:p text:style-name="P1"><draw:line text:anchor-type="paragraph" draw:z-index="0" draw:style-name="gr1" draw:text-style-name="P22" svg:x1="2.12cm" svg:y1="-0.109cm" svg:x2="4.933cm" svg:y2="-0.109cm"><text:p/></draw:line><text:span text:style-name="T2"> <text:s text:c="8"/>PHÒNG XỔ SỐ TỰ CHỌN</text:span><text:tab/><text:tab/><text:tab/></text:p>
      <text:p text:style-name="P12"><text:tab/><text:tab/><text:tab/><text:placeholder text:placeholder-type="text">&lt;get_datas()&gt;</text:placeholder></text:p>
      <text:p text:style-name="P3">TỔNG HỢP DOANH THU TIÊU THỤ THEO THỜI GIAN</text:p>
      <text:p text:style-name="P2">Từ ngày: <text:placeholder text:placeholder-type="text">&lt;get_date_from()&gt;</text:placeholder> đến ngày: <text:placeholder text:placeholder-type="text">&lt;get_date_to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7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4"><text:placeholder text:placeholder-type="text">&lt;get_data_line(dl, menhgia)&gt;</text:placeholder></text:p>
          </table:table-cell>
          <table:table-cell table:style-name="Table1.C2" office:value-type="string">
            <text:p text:style-name="P18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21"><text:placeholder text:placeholder-type="text">&lt;get_data_tong(dl)&gt;</text:placeholder></text:p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19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5"><text:placeholder text:placeholder-type="text">&lt;get_data_line_tong( menhgia)&gt;</text:placeholder><text:soft-page-break/></text:p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7-03-01T23:25:12.972967057</dc:date>
    <meta:editing-duration>PT9H10M31S</meta:editing-duration>
    <meta:editing-cycles>133</meta:editing-cycles>
    <meta:document-statistic meta:table-count="2" meta:image-count="0" meta:object-count="0" meta:page-count="2" meta:paragraph-count="62" meta:word-count="139" meta:character-count="1420" meta:non-whitespace-character-count="1311"/>
  </office:meta>
</office:document-meta>
</file>